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 What is Apache Spark, and why would you use it for stream processing?</text:p>
      <text:p text:style-name="Standard">Apache Spark is a distributed computing system designed for big data processing and analytics. It provides high-level APIs in various languages like Scala, Java, Python (PySpark), and R. Spark Streaming is one of its components used for real-time stream processing.</text:p>
      <text:p text:style-name="Standard"/>
      <text:p text:style-name="Standard">2) Explain the purpose of each line in the code snippet provided.</text:p>
      <text:p text:style-name="Standard">This question aims to assess your understanding of each line of code and how they contribute to the overall functionality.</text:p>
      <text:p text:style-name="Standard"/>
      <text:p text:style-name="Standard">3) What is Kafka, and how does Spark interact with Kafka in this code?</text:p>
      <text:p text:style-name="Standard">Kafka is a distributed streaming platform used for building real-time data pipelines and streaming applications. In this code, Spark interacts with Kafka by reading data from a Kafka topic using the Kafka source for Spark Structured Streaming.</text:p>
      <text:p text:style-name="Standard"/>
      <text:p text:style-name="Standard">4) Why is schema necessary when processing JSON data in Spark?</text:p>
      <text:p text:style-name="Standard">A schema defines the structure of the data being processed. When reading JSON data, Spark needs to understand the structure of the data to parse it correctly. Providing a schema helps Spark interpret the JSON data accurately.</text:p>
      <text:p text:style-name="Standard"/>
      <text:p text:style-name="Standard">5) What is the purpose of the regexp_replace function in the code?</text:p>
      <text:p text:style-name="Standard">The regexp_replace function is used to clean and transform string data by removing certain characters, such as commas in numerical values, before casting them into appropriate data types.</text:p>
      <text:p text:style-name="Standard"/>
      <text:p text:style-name="Standard">6) Why is it important to handle data type conversions in Spark?</text:p>
      <text:p text:style-name="Standard">Data type conversions ensure that data is in the correct format for analysis and processing. Incorrect data types can lead to errors in computations or unexpected behavior in downstream operations.</text:p>
      <text:p text:style-name="Standard"/>
      <text:p text:style-name="Standard">7) Explain the significance of setting checkpoint locations in a Spark streaming application.</text:p>
      <text:p text:style-name="Standard">Checkpoint locations are used by Spark to store metadata and intermediate state information necessary for fault tolerance and exactly-once semantics in streaming applications. It helps in recovering the streaming application state in case of failures.</text:p>
      <text:p text:style-name="Standard"/>
      <text:p text:style-name="Standard">8) What does the trigger function do in the code, and why is it set to "60 seconds"?</text:p>
      <text:p text:style-name="Standard">The trigger function specifies the trigger settings for the streaming query. In this case, it's set to process data every 60 seconds. Understanding the significance of the trigger interval and its impact on processing frequency is crucial for optimizing streaming applications.</text:p>
      <text:p text:style-name="Standard"/>
      <text:p text:style-name="Standard">9) How does the awaitTermination function affect the execution of the Spark streaming query?</text:p>
      <text:p text:style-name="Standard">The awaitTermination function blocks the main thread until the streaming query is terminated, either by explicitly stopping it or due to an error. Understanding its role in controlling the lifecycle of a streaming application is important for managing resources efficiently.</text:p>
      <text:p text:style-name="Standard"/>
      <text:p text:style-name="Standard">10) Discuss potential optimizations or improvements that could be made to this Spark streaming application.</text:p>
      <text:p text:style-name="Standard">This question assesses your ability to think critically about the code and suggest improvements, such as performance optimizations, handling schema evolution, error handling, scalability, and resource management.</text:p>
      <text:p text:style-name="Standard">-------------------------------------------------------------------</text:p>
      <text:p text:style-name="Standard"/>
      <text:p text:style-name="Standard">Code Explain</text:p>
      <text:p text:style-name="Standard">spark = SparkSession.builder \</text:p>
      <text:p text:style-name="Standard"><text:s text:c="4"/>.appName("KafkaStreamProcessing") \</text:p>
      <text:p text:style-name="Standard"><text:soft-page-break/><text:s text:c="4"/>.getOrCreate()</text:p>
      <text:p text:style-name="Standard"><text:s text:c="4"/></text:p>
      <text:p text:style-name="Standard">SparkSession: SparkSession is the entry point to Spark functionality. It's the main interface to interact with Spark and allows you to create DataFrames, work with SQL databases, and perform various Spark operations.</text:p>
      <text:p text:style-name="Standard"/>
      <text:p text:style-name="Standard">.builder: builder is a method provided by the SparkSession class. It returns a Builder object, which is used to configure SparkSession.</text:p>
      <text:p text:style-name="Standard"/>
      <text:p text:style-name="Standard">.appName("KafkaStreamProcessing"): appName is a method of the Builder object. It sets the name of the Spark application. In this case, the name is set to "KafkaStreamProcessing".</text:p>
      <text:p text:style-name="Standard"/>
      <text:p text:style-name="Standard">.getOrCreate(): getOrCreate is a method of the Builder object. It either retrieves an existing SparkSession or creates a new one if it doesn't exist. If an existing SparkSession is found, it will use that; otherwise, it will create a new SparkSession.</text:p>
      <text:p text:style-name="Standard"/>
      <text:p text:style-name="Standard">Putting it all together, this code creates a SparkSession with the given application name "KafkaStreamProcessing". If a SparkSession with this name already exists, it will reuse it; otherwise, it will create a new one. Once the SparkSession is created, you can use it to perform various Spark operations such as reading data, processing data, and writing data.</text:p>
      <text:p text:style-name="Standard">-------------------------------------------------------------------</text:p>
      <text:p text:style-name="Standard"/>
      <text:p text:style-name="Standard">schema = StructType() \</text:p>
      <text:p text:style-name="Standard"><text:s text:c="4"/>.add("Stock Price", StringType()) \</text:p>
      <text:p text:style-name="Standard"><text:s text:c="4"/>.add("OPEN PRICE", StringType()) \</text:p>
      <text:p text:style-name="Standard"><text:s text:c="4"/>.add("HIGH ", StringType()) \</text:p>
      <text:p text:style-name="Standard"><text:s text:c="4"/>.add("LOW", StringType()) \</text:p>
      <text:p text:style-name="Standard"><text:s text:c="4"/>.add("RANK", StringType()) \</text:p>
      <text:p text:style-name="Standard"><text:s text:c="4"/>.add("PE_RATIO", StringType()) </text:p>
      <text:p text:style-name="Standard"><text:s text:c="4"/></text:p>
      <text:p text:style-name="Standard">This code defines a schema for a Spark DataFrame using the StructType() object and adding fields to it using the add() method. Let's break it down:</text:p>
      <text:p text:style-name="Standard"/>
      <text:p text:style-name="Standard">StructType(): StructType is a class in PySpark used to define the schema for a DataFrame. It represents a collection of StructFields.</text:p>
      <text:p text:style-name="Standard"/>
      <text:p text:style-name="Standard">.add("Stock Price", StringType()): The add() method is used to add a new field to the schema. It takes two arguments: the name of the field and its data type. In this case, "Stock Price" is the name of the field, and StringType() specifies that the data type of this field will be string.</text:p>
      <text:p text:style-name="Standard"/>
      <text:p text:style-name="Standard">--------------------------------------------------------------------</text:p>
      <text:p text:style-name="Standard">Q.alternate ways to create schema </text:p>
      <text:p text:style-name="Standard">Yes, there are alternative ways to create a schema in PySpark:</text:p>
      <text:p text:style-name="Standard"/>
      <text:p text:style-name="Standard">a) Using a list of StructField objects:</text:p>
      <text:p text:style-name="Standard">ans :- schema = StructType([</text:p>
      <text:p text:style-name="Standard"><text:s text:c="4"/>StructField("Stock Price", StringType(), True),</text:p>
      <text:p text:style-name="Standard"><text:s text:c="4"/>StructField("OPEN PRICE", StringType(), True),</text:p>
      <text:p text:style-name="Standard"><text:s text:c="4"/>StructField("HIGH ", StringType(), True),</text:p>
      <text:p text:style-name="Standard"><text:s text:c="4"/>StructField("LOW", StringType(), True)])</text:p>
      <text:p text:style-name="Standard"/>
      <text:p text:style-name="Standard">b) Using a dictionary: <text:s text:c="3"/></text:p>
      <text:p text:style-name="Standard"><text:soft-page-break/>ans :- schema = StructType([</text:p>
      <text:p text:style-name="Standard"><text:s text:c="4"/>("Stock Price", StringType(), True),</text:p>
      <text:p text:style-name="Standard"><text:s text:c="4"/>("OPEN PRICE", StringType(), True),</text:p>
      <text:p text:style-name="Standard"><text:s text:c="4"/>("HIGH ", StringType(), True),</text:p>
      <text:p text:style-name="Standard"><text:s text:c="4"/>("LOW", StringType(), True)])</text:p>
      <text:p text:style-name="Standard"/>
      <text:p text:style-name="Standard">In this approach, each field is represented as a tuple (name, dataType, nullable), where name is the name of the field, dataType is the data type, and nullable specifies whether the field can contain null values.</text:p>
      <text:p text:style-name="Standard"/>
      <text:p text:style-name="Standard">* IN our project we are sending data in form of JSON in kafka topic (Key value pair ) .</text:p>
      <text:p text:style-name="Standard">-------------------------------------------------------------------</text:p>
      <text:p text:style-name="Standard"/>
      <text:p text:style-name="Standard"># Read data from Kafka</text:p>
      <text:p text:style-name="Standard">df = spark \</text:p>
      <text:p text:style-name="Standard"><text:s text:c="4"/>.readStream \</text:p>
      <text:p text:style-name="Standard"><text:s text:c="4"/>.format("kafka") \</text:p>
      <text:p text:style-name="Standard"><text:s text:c="4"/>.option("kafka.bootstrap.servers", "localhost:9092") \</text:p>
      <text:p text:style-name="Standard"><text:s text:c="4"/>.option("subscribe", "selenium_tests") \</text:p>
      <text:p text:style-name="Standard"><text:s text:c="4"/>.load()</text:p>
      <text:p text:style-name="Standard"/>
      <text:p text:style-name="Standard">.readStream: This indicates that we're setting up a streaming DataFrame reader.</text:p>
      <text:p text:style-name="Standard">.format("kafka"): Specifies that the data source format is Kafka.</text:p>
      <text:p text:style-name="Standard">.option("kafka.bootstrap.servers", "localhost:9092"): Configures the Kafka bootstrap servers. It specifies the host and port of the Kafka brokers.</text:p>
      <text:p text:style-name="Standard">.option("subscribe", "selenium_tests"): Specifies the Kafka topic(s) to subscribe to. In this case, it subscribes to the "selenium_tests" topic.</text:p>
      <text:p text:style-name="Standard">.load(): Finally, the load() method is called to load the streaming data from Kafka according to the specified configuration.</text:p>
      <text:p text:style-name="Standard"/>
      <text:p text:style-name="Standard">-------------------------------------------------------------------</text:p>
      <text:p text:style-name="Standard">***** you can skip below step</text:p>
      <text:p text:style-name="Standard">df = df.selectExpr("CAST(value AS STRING)")</text:p>
      <text:p text:style-name="Standard"/>
      <text:p text:style-name="Standard"/>
      <text:p text:style-name="Standard">df: The DataFrame on which the operation is performed.</text:p>
      <text:p text:style-name="Standard"/>
      <text:p text:style-name="Standard">.selectExpr("CAST(value AS STRING)"): The selectExpr method allows you to specify SQL expressions to select and transform columns. In this case, the SQL expression is "CAST(value AS STRING)", which casts the "value" column to a string. It is used to ensure that the data in the "value" column is treated as a string.</text:p>
      <text:p text:style-name="Standard"/>
      <text:p text:style-name="Standard">The primary reason for using this line of code might be to handle the case where the "value" column contains binary data, as it often does when reading from Kafka. The CAST(value AS STRING) expression converts the binary data to a string, making it easier to work with or display.</text:p>
      <text:p text:style-name="Standard"/>
      <text:p text:style-name="Standard">If the "value" column already contains strings, this operation may not be strictly necessary, but it can serve as a precaution or standardization step in case the data types are not guaranteed to be consistent. <text:s text:c="3"/></text:p>
      <text:p text:style-name="Standard"/>
      <text:p text:style-name="Standard">--------------------------------------------------------------------</text:p>
      <text:p text:style-name="Standard">df = df.select(from_json(col("value"), schema).alias("data")).select("data.*")</text:p>
      <text:p text:style-name="Standard"><text:soft-page-break/></text:p>
      <text:p text:style-name="Standard">from_json(col("value"), schema).alias("data"): It uses the from_json function to parse the JSON data contained in the "value" column of the DataFrame df, based on the specified schema (schema). This function converts the JSON string into a struct type column with fields corresponding to the schema. The .alias("data") part assigns the resulting struct column the name "data".</text:p>
      <text:p text:style-name="Standard"/>
      <text:p text:style-name="Standard">.select("data.*"): It selects all the fields (columns) from the struct column "data". The .* notation is used to select all the fields of a struct column. This effectively expands the struct column into individual columns.</text:p>
      <text:p text:style-name="Standard"/>
      <text:p text:style-name="Standard">-------------------------------------------------------------------</text:p>
      <text:p text:style-name="Standard">query = df.writeStream.format("parquet") \</text:p>
      <text:p text:style-name="Standard"><text:s text:c="4"/>.option("path", "hdfs://localhost:9000/user/etlproject") \</text:p>
      <text:p text:style-name="Standard"><text:s text:c="4"/>.option("checkpointLocation", "hdfs://localhost:9000/user/checkpoint") \</text:p>
      <text:p text:style-name="Standard"><text:s text:c="4"/>.trigger(processingTime="60 seconds") \</text:p>
      <text:p text:style-name="Standard"><text:s text:c="4"/>.start()</text:p>
      <text:p text:style-name="Standard"><text:s text:c="4"/></text:p>
      <text:p text:style-name="Standard">query = df.writeStream: This initiates a streaming write operation on the DataFrame df.</text:p>
      <text:p text:style-name="Standard"/>
      <text:p text:style-name="Standard">.format("parquet"): Specifies the format in which the data will be written. In this case, it's set to "parquet", indicating that the data will be written to Parquet files.</text:p>
      <text:p text:style-name="Standard"/>
      <text:p text:style-name="Standard">.option("path", "hdfs://localhost:9000/user/etlproject"): Specifies the path where the Parquet files will be written. The data will be saved under the directory specified by the "path" option.</text:p>
      <text:p text:style-name="Standard"/>
      <text:p text:style-name="Standard">.option("checkpointLocation", "hdfs://localhost:9000/user/checkpoint"): Specifies the checkpoint location for fault tolerance and stateful processing. Spark Structured Streaming requires a checkpoint location to store metadata and intermediate state information.</text:p>
      <text:p text:style-name="Standard"/>
      <text:p text:style-name="Standard">.trigger(processingTime="60 seconds"): Sets the trigger for the streaming query. In this case, it's configured to process data every 60 seconds ("60 seconds"). This means that Spark will check for new data and process it in micro-batches with a processing interval of 60 seconds.</text:p>
      <text:p text:style-name="Standard"/>
      <text:p text:style-name="Standard">.start(): Starts the streaming query. Once started, the query will continuously listen for incoming data, process it according to the specified logic, and write the results to the specified output location.</text:p>
      <text:p text:style-name="Standard"/>
      <text:p text:style-name="Standard">Overall, this code sets up a continuous streaming pipeline using Spark Structured Streaming to write data to Parquet files with a processing interval of 60 seconds, ensuring fault tolerance through checkpointing.</text:p>
      <text:p text:style-name="Standard"/>
      <text:p text:style-name="Standard">-------------------------------------------------------------------</text:p>
      <text:p text:style-name="Standard">query.awaitTermination()</text:p>
      <text:p text:style-name="Standard"/>
      <text:p text:style-name="Standard"/>
      <text:p text:style-name="Standard">The line query.awaitTermination() is a blocking call that instructs the Spark application to wait until the streaming query represented by the query object terminates. This is typically used at the end of a streaming application to ensure that the application continues running and processing data until it's explicitly stopped or encounters an error.</text:p>
      <text:p text:style-name="Standard"/>
      <text:p text:style-name="Standard">Here's what it does:</text:p>
      <text:p text:style-name="Standard"/>
      <text:p text:style-name="Standard"><text:soft-page-break/>query: This is the object representing the streaming query. It was obtained when you called the start() method on the DataFrameWriter (df.writeStream).</text:p>
      <text:p text:style-name="Standard"/>
      <text:p text:style-name="Standard">.awaitTermination(): This method blocks the current thread and waits until the streaming query represented by query terminates. The query termination can happen when you explicitly stop the query using query.stop() or when it encounters an unrecoverable error.</text:p>
      <text:p text:style-name="Standard"/>
      <text:p text:style-name="Standard">By calling query.awaitTermination(), you're essentially telling the Spark application to keep running and processing streaming data until you decide to stop it or until something goes wrong. This is common practice in Spark streaming applications to ensure that the application remains active and continuously processes data as expected.</text:p>
      <text:p text:style-name="Standard"/>
      <text:p text:style-name="Standard">-----------------------------------------------------------------</text:p>
      <text:p text:style-name="Standard">In summary, the code initializes SparkSession, defines a schema, reads data from Kafka, transforms and cleans the data, writes the processed data to Parquet format in HDFS, starts the streaming query, and waits for the query to terminate. Throughout this process, Spark Structured Streaming processes data in micro-batches at regular intervals, providing fault tolerance and scalability for real-time data processing.</text:p>
      <text:p text:style-name="Standard"/>
      <text:p text:style-name="Standard">-----------------------------------------------------------------</text:p>
      <text:p text:style-name="Standard">In Spark Structured Streaming, the checkpoint mechanism is used for fault tolerance and state recovery. The checkpoint location stores the metadata and intermediate state information necessary for restarting the streaming query in case of failures.</text:p>
      <text:p text:style-name="Standard"/>
      <text:p text:style-name="Standard">When you set up a streaming query with a trigger interval using .trigger(processingTime="60 seconds"), it means that Spark will process data in micro-batches with a processing interval of 60 seconds. However, it doesn't necessarily mean that a new checkpoint is created every 60 seconds.</text:p>
      <text:p text:style-name="Standard"/>
      <text:p text:style-name="Standard">Here's how the checkpoint mechanism works:</text:p>
      <text:p text:style-name="Standard"/>
      <text:p text:style-name="Standard">When the streaming query starts (query.start()), Spark initializes the checkpointing process and creates the necessary initial checkpoint files in the specified checkpoint location.</text:p>
      <text:p text:style-name="Standard"/>
      <text:p text:style-name="Standard">As the streaming query processes data in micro-batches, Spark periodically checkpoints the state (e.g., offsets, watermarks, etc.) at defined intervals. These intervals are not directly tied to the trigger interval (processingTime="60 seconds" in your case). Instead, they are determined by the underlying execution engine and the configured checkpoint interval.</text:p>
      <text:p text:style-name="Standard"/>
      <text:p text:style-name="Standard">The checkpoint interval is typically longer than the trigger interval to avoid excessive overhead from frequent checkpointing. By default, Spark automatically determines the checkpoint interval based on the configured trigger interval and the processing time of each micro-batch.</text:p>
      <text:p text:style-name="Standard"/>
      <text:p text:style-name="Standard">When a checkpoint is triggered, Spark writes the updated state information to the checkpoint location. This ensures that if the streaming query fails or needs to be restarted, it can recover from the last checkpoint and resume processing from where it left off.</text:p>
      <text:p text:style-name="Standard"/>
      <text:p text:style-name="Standard">In summary, while the trigger interval defines how often data is processed in micro-batches, the checkpoint interval determines how often state information is checkpointed. Spark manages the checkpointing process internally based on these configurations to ensure fault tolerance and state recovery without creating a new checkpoint file for every micro-batch.</text:p>
      <text:p text:style-name="Standard"/>
      <text:p text:style-name="Standard"/>
      <text:p text:style-name="Standard"><text:soft-page-break/>---------------------------------------------------------------</text:p>
      <text:p text:style-name="Standard">Q.if i sotore data in hdfs is my last checkpoint data is deleted</text:p>
      <text:p text:style-name="Standard">No, storing data in HDFS does not automatically delete your checkpoint data. The checkpoint data stored in HDFS is managed separately from the data written by your application.</text:p>
      <text:p text:style-name="Standard"/>
      <text:p text:style-name="Standard">the checkpoint data and output data are stored separately, and the retention of each depends on the configurations and policies set for your HDFS system. Spark manages the checkpoint data to ensure fault tolerance and state recovery, but it's up to you to manage the output data according to your requirements and policies.</text:p>
      <text:p text:style-name="Standard"/>
      <text:p text:style-name="Standard">-----------------------------------------------------------------</text:p>
      <text:p text:style-name="Standard">Q.why to use parquet format to store data advantages</text:p>
      <text:p text:style-name="Standard">Parquet is a columnar storage format that is widely used in the Big Data ecosystem, including Apache Spark, for storing and processing large volumes of data efficiently. There are several advantages to using Parquet format for storing data:</text:p>
      <text:p text:style-name="Standard">Columnar Storage: Efficient for analytical queries by storing data column-wise.</text:p>
      <text:p text:style-name="Standard">Compression: Provides high compression ratios, reducing storage costs and improving query performance.</text:p>
      <text:p text:style-name="Standard"/>
      <text:p text:style-name="Standard">Overall, Parquet format offers significant advantages in terms of storage efficiency, query performance, and compatibility, making it an excellent choice for storing and processing large-scale data in Big Data environments.</text:p>
      <text:p text:style-name="Standard"/>
      <text:p text:style-name="Standard">-----------------------------------------------------------------</text:p>
      <text:p text:style-name="Standard">Q.if trigger time is 10 sec and data is comming after every 10 sec what will happen at that time</text:p>
      <text:p text:style-name="Standard">a) Data Arrival:</text:p>
      <text:p text:style-name="Standard">New data arrives every 10 seconds as per the data source (e.g., Kafka, file system, socket).</text:p>
      <text:p text:style-name="Standard">Spark Structured Streaming continuously listens for new data, irrespective of the trigger interval.</text:p>
      <text:p text:style-name="Standard"/>
      <text:p text:style-name="Standard">b) Trigger Event:</text:p>
      <text:p text:style-name="Standard">Although the trigger interval is set to 10 sec, a trigger event occurs every time new data arrives.</text:p>
      <text:p text:style-name="Standard">Spark initiates the processing of the current micro-batch when a trigger event is triggered by new data arrival.</text:p>
      <text:p text:style-name="Standard"/>
      <text:p text:style-name="Standard">c) Late Data Handling:</text:p>
      <text:p text:style-name="Standard">If the processing of a micro-batch takes longer than the interval between trigger events (e.g., 10 seconds), it may result in "late data."</text:p>
      <text:p text:style-name="Standard">Late data refers to data that arrives after the expected trigger event for its processing interval.</text:p>
      <text:p text:style-name="Standard">Spark Structured Streaming provides mechanisms for handling late data, such as watermarking and windowing functions, to ensure correctness in event-time processing.</text:p>
      <text:p text:style-name="Standard"/>
      <text:p text:style-name="Standard">d)If data arrives continuously (e.g., every 10 seconds) and trigger events occur more frequently than the trigger interval, processed data will be written to HDFS at a higher frequency (e.g., every 10 seconds).</text:p>
      <text:p text:style-name="Standard"/>
      <text:p text:style-name="Standard">-----------------------------------------------------------------</text:p>
      <text:p text:style-name="Standard">Q.how can i reduce this frequenncy as i want to store process data after every 60 min not one by one</text:p>
      <text:p text:style-name="Standard">If you want to reduce the frequency of writing processed data to HDFS to once every 60 minutes instead of after processing each micro-batch, you can adjust the trigger interval accordingly. </text:p>
      <text:p text:style-name="Standard">&gt;&gt; .trigger(processingTime="60 minutes") \ <text:s/># Change the trigger interval to 60 minutes</text:p>
      <text:p text:style-name="Standard"/>
      <text:p text:style-name="Standard"><text:soft-page-break/>By changing the trigger interval to 60 minutes (processingTime="60 minutes"), Spark will process the incoming data continuously but will write the processed data to HDFS only once every 60 minutes. This allows you to control the frequency of data writes to HDFS according to your requirements.</text:p>
      <text:p text:style-name="Standard"/>
      <text:p text:style-name="Standard">With this configuration, Spark will accumulate data over the 60-minute interval and then write the processed data to HDFS at the end of each interval. This can help reduce the overhead of writing data to HDFS frequently, especially if your data arrival rate is high and you don't need immediate access to the processed data.</text:p>
      <text:p text:style-name="Standard"/>
      <text:p text:style-name="Standard">----------------------------------------------------------------</text:p>
      <text:p text:style-name="Standard">To stop a Spark Structured Streaming job whenever you want, you can use the query.stop() method. This method gracefully stops the streaming query and releases all the resources associated with it. </text:p>
      <text:p text:style-name="Standard"/>
      <text:p text:style-name="Standard">It's important to note that calling query.stop() will gracefully stop the streaming query, ensuring that all buffered data is processed and written to the output sink before termination. This helps avoid data loss and ensures data integrity.</text:p>
      <text:p text:style-name="Standard"/>
      <text:p text:style-name="Standard">You can trigger the query.stop() method based on various conditions, such as user input, a specific event, or as part of a shutdown process. This gives you the flexibility to control the lifecycle of your Spark Structured Streaming application according to your requirements.</text:p>
      <text:p text:style-name="Standard"/>
      <text:p text:style-name="Standard">---------------------------------------------------------------</text:p>
      <text:p text:style-name="Standard"/>
      <text:p text:style-name="Standard"/>
      <text:p text:style-name="Standard">The main purpose of the ETL pipeline project is to collect live data using Selenium, transmit it via Kafka for real-time processing, and store the processed data in HDFS. This enables timely analysis and decision-making by providing access to up-to-date information. The project streamlines data acquisition, transformation, and storage, facilitating efficient analytics and insights generation from live data sources. Its key objectives include enhancing data quality, ensuring scalability, and automating end-to-end data processing workflows for improved operational efficiency.</text:p>
      <text:p text:style-name="Standard"/>
      <text:p text:style-name="Standard">------------------------------------------------------------</text:p>
      <text:p text:style-name="Standard">In summary, the project's real-time processing of stock data benefits traders, investors, analysts, portfolio managers, risk managers, regulators, compliance officers, and fintech companies by providing timely, accurate, and actionable market insights for decision-making and risk management purposes.</text:p>
      <text:p text:style-name="Standard">------------------------------------------------------------</text:p>
      <text:p text:style-name="Standard">Q.what are future scope of this project</text:p>
      <text:p text:style-name="Standard"/>
      <text:p text:style-name="Standard">1) Real-time Visualization and Dashboarding:</text:p>
      <text:p text:style-name="Standard">Develop interactive dashboards and visualization tools using technologies like Apache Superset, Tableau, or Plotly to enable stakeholders to explore and interact with real-time market data visually.</text:p>
      <text:p text:style-name="Standard"/>
      <text:p text:style-name="Standard">2) Integration with Algorithmic Trading Systems:</text:p>
      <text:p text:style-name="Standard">Integrate with algorithmic trading platforms and execute automated trading strategies based on real-time market signals, leveraging machine learning models and predictive analytics for decision-making.</text:p>
      <text:p text:style-name="Standard"/>
      <text:p text:style-name="Standard">3) Deployment on Cloud Platforms:</text:p>
      <text:p text:style-name="Standard"><text:soft-page-break/>Migrate the infrastructure to cloud platforms such as AWS, Azure, or Google Cloud for enhanced scalability, elasticity, and cost-effectiveness, leveraging managed services like Amazon EMR, Azure Databricks, or Google Dataproc.</text:p>
      <text:p text:style-name="Standard"/>
      <text:p text:style-name="Standard">-----------------------------------------------------------</text:p>
      <text:p text:style-name="Standard">Q.what is the purpose of ETL pipeline</text:p>
      <text:p text:style-name="Standard"/>
      <text:p text:style-name="Standard">An ETL pipeline is the set of processes used to move data from a source or multiple sources into a database such as a data warehouse. ETL stands for “extract, transform, load,” the three interdependent processes of data integration used to pull data from one database and move it to another.</text:p>
      <text:p text:style-name="Standard"/>
      <text:p text:style-name="Standard">ETL (Extract, Transform, Load) pipeline is a process used in data warehousing and business intelligence to extract and transform data from different sources, clean it to make it consistent, and then load it in a destination like a data warehouse. The purpose of an ETL pipeline is to efficiently and effectively take raw data from various sources and create a consolidated view of it for analysis. This process helps businesses to make informed decisions by reshaping data from disparate sources into a single and meaningful view. The ETL process enables data analysts in organizations to spend less time on preparing data for analysis and more time on designing and interpreting reports and dashboards, which can help gain significant insight into their business operations and drive strategic </text:p>
      <text:p text:style-name="Standard"/>
      <text:p text:style-name="Standard">--------------------------------------------------------------</text:p>
      <text:p text:style-name="Standard">Q.is it necessory here to use kafka as our data is comming after every 10 sec</text:p>
      <text:p text:style-name="Standard"/>
      <text:p text:style-name="Standard"/>
      <text:p text:style-name="Standard">Using Kafka for data ingestion may not be strictly necessary if your data is arriving at regular intervals and the volume is manageable. Kafka is often used in scenarios where you need to decouple data producers from consumers, handle high message throughput, ensure fault tolerance, and support real-time stream processing.</text:p>
      <text:p text:style-name="Standard"/>
      <text:p text:style-name="Standard">However, even with data arriving every 10 seconds, Kafka can still provide benefits such as:</text:p>
      <text:p text:style-name="Standard"/>
      <text:p text:style-name="Standard">Buffering and Backpressure:</text:p>
      <text:p text:style-name="Standard"/>
      <text:p text:style-name="Standard">Kafka acts as a buffer between data producers and consumers, allowing the consumer to process data at its own pace.</text:p>
      <text:p text:style-name="Standard">It handles backpressure by slowing down producers if consumers can't keep up, preventing data loss or system overload.</text:p>
      <text:p text:style-name="Standard">Fault Tolerance:</text:p>
      <text:p text:style-name="Standard"/>
      <text:p text:style-name="Standard">Kafka provides replication and distributed commit logs, ensuring that data is not lost even if a broker fails.</text:p>
      <text:p text:style-name="Standard">This reliability is crucial for applications where data loss is unacceptable, such as financial or mission-critical systems.</text:p>
      <text:p text:style-name="Standard">Scalability:</text:p>
      <text:p text:style-name="Standard"/>
      <text:p text:style-name="Standard">Kafka scales horizontally by adding more brokers, allowing you to handle increasing data volumes without significant changes to your architecture.</text:p>
      <text:p text:style-name="Standard">It can handle millions of messages per second across multiple topics and partitions.</text:p>
      <text:p text:style-name="Standard">Integration with Ecosystem:</text:p>
      <text:p text:style-name="Standard"/>
      <text:p text:style-name="Standard"><text:soft-page-break/>Kafka integrates well with other distributed systems and streaming frameworks like Spark, Flink, and Samza, enabling seamless data pipelines and complex processing workflows.</text:p>
      <text:p text:style-name="Standard"/>
      <text:p text:style-name="Standard">If your project requirements don't necessitate these features or if you prefer a simpler architecture, you could consider alternative solutions such as direct ingestion into Spark Streaming or other message brokers like RabbitMQ or AWS Kinesis. These solutions may be more lightweight and easier to set up, especially for smaller-scale applications.</text:p>
      <text:p text:style-name="Standard"/>
      <text:p text:style-name="Standard">---------------------------------------------------------------</text:p>
      <text:p text:style-name="Standard">Q.you know any alternative of kafka?</text:p>
      <text:p text:style-name="Standard"/>
      <text:p text:style-name="Standard">RabbitMQ:</text:p>
      <text:p text:style-name="Standard">RabbitMQ is a feature-rich message broker that supports multiple messaging protocols such as AMQP, MQTT, and STOMP.</text:p>
      <text:p text:style-name="Standard">It's known for its ease of use, reliability, and flexibility in routing messages.</text:p>
      <text:p text:style-name="Standard">RabbitMQ is suitable for scenarios where you need strong support for message queuing and routing.</text:p>
      <text:p text:style-name="Standard"/>
      <text:p text:style-name="Standard">-----------------------------------------------------------------</text:p>
      <text:p text:style-name="Standard">Apache Kafka is written in Scala and Java. The core components of Kafka, including the broker, producer, and consumer implementations, are primarily written in Scala, which is a programming language that runs on the Java Virtual Machine (JVM). Scala is known for its concise syntax, functional programming capabilities, and interoperability with Java.</text:p>
      <text:p text:style-name="Standard"/>
      <text:p text:style-name="Standard">Kafka provides client libraries for various programming languages, making it accessible to developers working in different environments. Some of the widely used client libraries include:</text:p>
      <text:p text:style-name="Standard">1) Kafka Python Client (confluent-kafka-python)</text:p>
      <text:p text:style-name="Standard">2) Kafka Scala Client:</text:p>
      <text:p text:style-name="Standard">3) Kafka Java Client:</text:p>
      <text:p text:style-name="Standard">4) Kafka .NET Client (Confluent.Kafka):</text:p>
      <text:p text:style-name="Standard">5) excetra </text:p>
      <text:p text:style-name="Standard"/>
      <text:p text:style-name="Standard">------------------------------------------------------------------------</text:p>
      <text:p text:style-name="Standard"/>
      <text:p text:style-name="Standard"/>
      <text:p text:style-name="Standard"/>
      <text:p text:style-name="Standard"/>
      <text:p text:style-name="Standard">------------------------------------------------------------------</text:p>
      <text:p text:style-name="Standard">Q. Difference Between ETL &amp; ELT</text:p>
      <text:p text:style-name="Standard"/>
      <text:p text:style-name="Standard"/>
      <text:p text:style-name="Standard"/>
      <text:p text:style-name="Standard">-------------------------------------------------------------</text:p>
      <text:p text:style-name="Standard">Interview Question Link</text:p>
      <text:p text:style-name="Standard">https://www.interviewbit.com/kafka-interview-questions/</text:p>
      <text:p text:style-name="Standard">https://www.simplilearn.com/kafka-interview-questions-and-answers-articl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03:30:32.188107172</meta:creation-date>
    <dc:date>2024-02-21T03:31:25.170523250</dc:date>
    <meta:editing-duration>PT56S</meta:editing-duration>
    <meta:editing-cycles>1</meta:editing-cycles>
    <meta:document-statistic meta:table-count="0" meta:image-count="0" meta:object-count="0" meta:page-count="9" meta:paragraph-count="202" meta:word-count="3486" meta:character-count="25047" meta:non-whitespace-character-count="21633"/>
    <meta:generator>LibreOffice/7.3.7.2$Linux_X86_64 LibreOffice_project/30$Build-2</meta:generator>
  </office:meta>
</office:document-meta>
</file>